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validNodeTypeDefinitionException.InvalidNodeTypeDefini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NodeTypeDefinitionException.InvalidNodeTypeDefinitionException(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NodeTypeDefinitionException.InvalidNodeTypeDefini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validNodeTypeDefinitionException.InvalidNodeTypeDefinitionException( String message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